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040ea" officeooo:paragraph-rsid="000040ea" style:font-size-asian="13pt" style:font-size-complex="13pt"/>
    </style:style>
    <style:style style:name="P2" style:family="paragraph" style:parent-style-name="Standard">
      <style:text-properties fo:font-size="13pt" officeooo:paragraph-rsid="000040ea" style:font-size-asian="13pt" style:font-size-complex="13pt"/>
    </style:style>
    <style:style style:name="P3" style:family="paragraph" style:parent-style-name="Standard">
      <style:text-properties fo:font-size="13pt" officeooo:paragraph-rsid="0009edf2" style:font-size-asian="13pt" style:font-size-complex="13pt"/>
    </style:style>
    <style:style style:name="P4" style:family="paragraph" style:parent-style-name="Standard">
      <style:text-properties fo:font-size="13pt" officeooo:paragraph-rsid="000a5901" style:font-size-asian="13pt" style:font-size-complex="13pt"/>
    </style:style>
    <style:style style:name="P5" style:family="paragraph" style:parent-style-name="Standard">
      <style:text-properties fo:font-size="13pt" officeooo:paragraph-rsid="00060dd2" style:font-size-asian="13pt" style:font-size-complex="13pt"/>
    </style:style>
    <style:style style:name="T1" style:family="text">
      <style:text-properties officeooo:rsid="000040ea"/>
    </style:style>
    <style:style style:name="T2" style:family="text">
      <style:text-properties officeooo:rsid="000161a9"/>
    </style:style>
    <style:style style:name="T3" style:family="text">
      <style:text-properties officeooo:rsid="00016f2c"/>
    </style:style>
    <style:style style:name="T4" style:family="text">
      <style:text-properties officeooo:rsid="0003ad77"/>
    </style:style>
    <style:style style:name="T5" style:family="text">
      <style:text-properties officeooo:rsid="0005c4cd"/>
    </style:style>
    <style:style style:name="T6" style:family="text">
      <style:text-properties officeooo:rsid="00060dd2"/>
    </style:style>
    <style:style style:name="T7" style:family="text">
      <style:text-properties officeooo:rsid="00077238"/>
    </style:style>
    <style:style style:name="T8" style:family="text">
      <style:text-properties officeooo:rsid="0009edf2"/>
    </style:style>
    <style:style style:name="T9" style:family="text">
      <style:text-properties officeooo:rsid="000a5901"/>
    </style:style>
    <style:style style:name="T10" style:family="text">
      <style:text-properties officeooo:rsid="000a959b"/>
    </style:style>
    <style:style style:name="T11" style:family="text">
      <style:text-properties officeooo:rsid="000c04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з вариантов использования информационных систем.</text:p>
      <text:p text:style-name="P1"/>
      <text:p text:style-name="P2"><text:span text:style-name="T1">Skype — skype средство общения с людьми, позволяет </text:span><text:span text:style-name="T3">общаться с носителями языка </text:span><text:span text:style-name="T10">в текстовом виде, по голосовой связи с использованием видео или без него.</text:span></text:p>
      <text:p text:style-name="P1"/>
      <text:p text:style-name="P2"><text:span text:style-name="T3">С</text:span><text:span text:style-name="T1">ервисы google — </text:span><text:span text:style-name="T4">есть различные </text:span><text:span text:style-name="T1">сервисы </text:span><text:span text:style-name="T4">для письменного и устного общения, </text:span><text:span text:style-name="T5">а также сервисы для чтения литературы, видения документации, просмотра видео на иностранном языке. </text:span><text:span text:style-name="T11">Ресурсы могут использоваться, как комплекс инструментов для изучения языка или можно выбрать что-нибудь одно.</text:span></text:p>
      <text:p text:style-name="P1"/>
      <text:p text:style-name="P2"><text:span text:style-name="T1">Электронная почта — </text:span><text:span text:style-name="T3">электронная почта позволяет наладить общение в текстовом виде с носителем языка, </text:span><text:span text:style-name="T11">что</text:span><text:span text:style-name="T3"> позволяет улучшить качество письменной речи. </text:span><text:span text:style-name="T11">Также можно пересылать файлы, например с заданиями.</text:span></text:p>
      <text:p text:style-name="P1"/>
      <text:p text:style-name="P1"/>
      <text:p text:style-name="P1"><text:span text:style-name="T9">2. </text:span>Мультимедийная разработка и презентация страноведческой информации.</text:p>
      <text:p text:style-name="P3"><text:span text:style-name="T8">Презентация это совокупность информационных сред, таких как графика, текст, устная речь. Она может быть использована, как дополнительный источник информации. Презентации посвященные </text:span><text:span text:style-name="T1">страноведческой информации </text:span><text:span text:style-name="T8">повышают общий культурный уровень всех участников доклада. При изучении какого-либо языка </text:span><text:span text:style-name="T9">презентация используется, как один из способов изучения или закрепление нового материала. Для составления презентации могут быть использованы следующие средства информационных технологий: устройство с выходом в Интернет, специализированное программное обеспечение для создания презентации, поисковые системы и информационные web-ресурсы.</text:span></text:p>
      <text:p text:style-name="P1"><text:span text:style-name="T9">3. </text:span>Участие в создании региональных учебных материалах с использованием интернета</text:p>
      <text:p text:style-name="P4"><text:span text:style-name="T1">Участие в создании региональных учебных материал</text:span><text:span text:style-name="T7">ов помогает получить дополнительные знания о языке, жизни и культуре жителей определенного региона. </text:span><text:span text:style-name="T9">Может применяться, как разновидность работы для разнообразия процесса обучения. Информационные технологии которые могут быть полезны при создании учебных материалов: устройство с выходом в Интернет, специализированное программное обеспечение для учебных материалов, поисковые системы, ЭБС и информационные web-ресурсы.</text:span></text:p>
      <text:p text:style-name="P2"><text:span text:style-name="T10">4. </text:span><text:span text:style-name="T1">Подбор дидактических учебных материалов </text:span><text:span text:style-name="T2">с использованием электронных средств коммуникации.</text:span></text:p>
      <text:p text:style-name="P5"><text:span text:style-name="T6">Информацию для дидактических учебных материалов можно получить с помощью электронных средств коммуникации, можно задавать вопросы носителю, получить от него рецензию на вашу работу. </text:span><text:span text:style-name="T11">Для такой работы понадобится любой удобный источник общения, например, почта или мессенджер, а также устройство с выходом в интерне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1:48:03.388329137</meta:creation-date>
    <dc:date>2020-09-12T20:02:20.190772991</dc:date>
    <meta:editing-duration>PT53M51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285" meta:character-count="2349" meta:non-whitespace-character-count="2071"/>
  </office:meta>
</office:document-meta>
</file>